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0EB3C8EAE02C5D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83cm, 1.553cm, 15.369cm, 10.27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3.502cm" svg:x="0.792cm" svg:y="2.391cm">
          <draw:image xlink:href="Pictures/10000000000005E8000007E090EB3C8EAE02C5D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51:17.168728545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